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ab6f" officeooo:paragraph-rsid="0004ab6f"/>
    </style:style>
    <style:style style:name="P2" style:family="paragraph" style:parent-style-name="Standard">
      <style:text-properties officeooo:rsid="0004e12f" officeooo:paragraph-rsid="0004e12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4e12f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t 2 exercise 2 commands</text:p>
      <text:p text:style-name="P1"/>
      <text:p text:style-name="P1">Groups</text:p>
      <text:p text:style-name="P1">sudo groupadd Sales</text:p>
      <text:p text:style-name="P1">sudo groupadd Accounting</text:p>
      <text:p text:style-name="P1">sudo groupadd Traning</text:p>
      <text:p text:style-name="P1"/>
      <text:p text:style-name="P1">Users</text:p>
      <text:p text:style-name="P1">sudo useradd -g Sales John</text:p>
      <text:p text:style-name="P1">sudo useradd -g Sales Paul</text:p>
      <text:p text:style-name="P1">sudo useradd -g Accounting Smith</text:p>
      <text:p text:style-name="P1">sudo useradd -g Accounting Brian</text:p>
      <text:p text:style-name="P1">sudo useradd -g Training Jim</text:p>
      <text:p text:style-name="P1">sudo useradd -g Training Jack</text:p>
      <text:p text:style-name="P1"/>
      <text:p text:style-name="P1">List of Groups</text:p>
      <text:p text:style-name="P1">tail -n 3 /<text:span text:style-name="T1">etc</text:span><text:span text:style-name="T2">/group</text:span></text:p>
      <text:p text:style-name="P1"><text:span text:style-name="T2"/></text:p>
      <text:p text:style-name="P1"><text:span text:style-name="T2">List of Users</text:span></text:p>
      <text:p text:style-name="P1"><text:span text:style-name="T2">tail -n </text:span><text:span text:style-name="T1">etc/</text:span><text:span text:style-name="T2">passwd</text:span></text:p>
      <text:p text:style-name="P1"><text:span text:style-name="T2"/></text:p>
      <text:p text:style-name="P2"><text:span text:style-name="T2">List Groups for the current user</text:span></text:p>
      <text:p text:style-name="P2"><text:span text:style-name="T2">groups John</text:span></text:p>
      <text:p text:style-name="P2"><text:span text:style-name="T2">groups Paul</text:span></text:p>
      <text:p text:style-name="P2"><text:span text:style-name="T2">groups Smith</text:span></text:p>
      <text:p text:style-name="P2"><text:span text:style-name="T2">groups Brian</text:span></text:p>
      <text:p text:style-name="P2"><text:span text:style-name="T2">groups Jim</text:span></text:p>
      <text:p text:style-name="P2"><text:span text:style-name="T2">groups Jack</text:span></text:p>
      <text:p text:style-name="P2"><text:span text:style-name="T2"/></text:p>
      <text:p text:style-name="P2"><text:span text:style-name="T2">List all members of a group</text:span></text:p>
      <text:p text:style-name="P2"><text:span text:style-name="T2">sudo apt-get install members</text:span></text:p>
      <text:p text:style-name="P2"><text:span text:style-name="T2">members {GROUPNAME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8:28:53.680179059</meta:creation-date>
    <dc:date>2022-05-26T18:53:00.124348765</dc:date>
    <meta:editing-duration>PT3M26S</meta:editing-duration>
    <meta:editing-cycles>1</meta:editing-cycles>
    <meta:document-statistic meta:table-count="0" meta:image-count="0" meta:object-count="0" meta:page-count="1" meta:paragraph-count="26" meta:word-count="89" meta:character-count="514" meta:non-whitespace-character-count="451"/>
    <meta:generator>LibreOffice/6.4.7.2$Linux_X86_64 LibreOffice_project/40$Build-2</meta:generator>
  </office:meta>
</office:document-meta>
</file>